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80000053EB12674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3B80000053EB1267423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3B80000053EB1267423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3B80000053EB1267423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3B80000053EB1267423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3B80000053EB1267423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3B80000053EB1267423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3B80000053EB1267423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3B80000053EB1267423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3B80000053EB12674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22T10:15:25.508140235</dc:date>
    <meta:editing-duration>P2DT1H47M19S</meta:editing-duration>
    <meta:editing-cycles>19</meta:editing-cycles>
    <meta:generator>LibreOffice/7.6.7.2$Linux_X86_64 LibreOffice_project/60$Build-2</meta:generator>
    <meta:print-date>2024-08-16T08:04:16.501738155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